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paragraph-properties fo:margin-left="0in" fo:margin-right="0in" fo:orphans="0" fo:widows="0" fo:text-indent="0.5in" style:auto-text-indent="false"/>
    </style:style>
    <style:style style:name="P6" style:family="paragraph" style:parent-style-name="Standard">
      <style:paragraph-properties fo:margin-left="0in" fo:margin-right="0in" fo:orphans="0" fo:widows="0" fo:text-indent="0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1">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list-style-name="WWNum11">
      <style:paragraph-properties fo:margin-left="1in" fo:margin-right="0in" fo:text-indent="-0.25in" style:auto-text-indent="false"/>
    </style:style>
    <style:style style:name="P20" style:family="paragraph" style:parent-style-name="Standard" style:master-page-name="Standard">
      <style:paragraph-properties fo:orphans="0" fo:widows="0" style:page-number="1"/>
    </style:style>
    <style:style style:name="P2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color="#ff0000" style:text-line-through-style="solid" style:text-line-through-type="single"/>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ff00ff" style:text-line-through-style="solid" style:text-line-through-type="single"/>
    </style:style>
    <style:style style:name="T13" style:family="text">
      <style:text-properties fo:color="#4a86e8" fo:font-weight="bold" style:font-weight-asian="bold"/>
    </style:style>
    <style:style style:name="T14" style:family="text">
      <style:text-properties fo:color="#4a86e8"/>
    </style:style>
    <style:style style:name="T15" style:family="text">
      <style:text-properties fo:color="#4a86e8" style:text-underline-style="none"/>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fo:color="#1155cc" style:text-line-through-style="solid" style:text-line-through-type="single" style:text-underline-style="solid" style:text-underline-width="auto" style:text-underline-color="font-color"/>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fo:font-size="12pt" style:font-size-asian="12pt" style:font-size-complex="12pt"/>
    </style:style>
    <style:style style:name="T23" style:family="text">
      <style:text-properties style:text-line-through-style="solid" style:text-line-through-type="single"/>
    </style:style>
    <style:style style:name="T24"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4183600" text:id="ct34183600">
          <text:insertion>
            <office:change-info>
              <dc:creator>RTheren</dc:creator>
              <dc:date>2019-09-16T17:10:08</dc:date>
            </office:change-info>
          </text:insertion>
        </text:changed-region>
        <text:changed-region xml:id="ct34045904" text:id="ct34045904">
          <text:insertion>
            <office:change-info>
              <dc:creator>RTheren</dc:creator>
              <dc:date>2019-09-16T17:11:31</dc:date>
            </office:change-info>
          </text:insertion>
        </text:changed-region>
        <text:changed-region xml:id="ct34110096" text:id="ct34110096">
          <text:UnknownChange>
            <office:change-info>
              <dc:creator>RTheren</dc:creator>
              <dc:date>2019-09-16T17:11:42</dc:date>
            </office:change-info>
          </text:UnknownChange>
        </text:changed-region>
        <text:changed-region xml:id="ct34170912" text:id="ct34170912">
          <text:insertion>
            <office:change-info>
              <dc:creator>RTheren</dc:creator>
              <dc:date>2019-09-16T17:13:57</dc:date>
            </office:change-info>
          </text:insertion>
        </text:changed-region>
        <text:changed-region xml:id="ct34184320" text:id="ct34184320">
          <text:insertion>
            <office:change-info>
              <dc:creator>RTheren</dc:creator>
              <dc:date>2019-09-16T17:15:17</dc:date>
            </office:change-info>
          </text:insertion>
        </text:changed-region>
        <text:changed-region xml:id="ct34803056" text:id="ct34803056">
          <text:insertion>
            <office:change-info>
              <dc:creator>RTheren</dc:creator>
              <dc:date>2019-09-16T17:16:36</dc:date>
            </office:change-info>
          </text:insertion>
        </text:changed-region>
        <text:changed-region xml:id="ct34914640" text:id="ct34914640">
          <text:UnknownChange>
            <office:change-info>
              <dc:creator>RTheren</dc:creator>
              <dc:date>2019-09-16T17:16:57</dc:date>
            </office:change-info>
          </text:UnknownChange>
        </text:changed-region>
        <text:changed-region xml:id="ct34094240" text:id="ct34094240">
          <text:insertion>
            <office:change-info>
              <dc:creator>Katana Steel</dc:creator>
              <dc:date>2019-09-17T13:31:57</dc:date>
            </office:change-info>
          </text:insertion>
        </text:changed-region>
        <text:changed-region xml:id="ct34924816" text:id="ct34924816">
          <text:insertion>
            <office:change-info>
              <dc:creator>RTheren</dc:creator>
              <dc:date>2019-09-17T16:09:25</dc:date>
            </office:change-info>
          </text:insertion>
        </text:changed-region>
        <text:changed-region xml:id="ct34110320" text:id="ct34110320">
          <text:UnknownChange>
            <office:change-info>
              <dc:creator>RTheren</dc:creator>
              <dc:date>2019-09-17T16:10:13</dc:date>
            </office:change-info>
          </text:UnknownChange>
        </text:changed-region>
        <text:changed-region xml:id="ct34250656" text:id="ct34250656">
          <text:insertion>
            <office:change-info>
              <dc:creator>RTheren</dc:creator>
              <dc:date>2019-09-17T16:09:24</dc:date>
            </office:change-info>
          </text:insertion>
        </text:changed-region>
        <text:changed-region xml:id="ct34054608" text:id="ct34054608">
          <text:UnknownChange>
            <office:change-info>
              <dc:creator>RTheren</dc:creator>
              <dc:date>2019-09-17T16:10:13</dc:date>
            </office:change-info>
          </text:UnknownChange>
        </text:changed-region>
        <text:changed-region xml:id="ct34053568" text:id="ct34053568">
          <text:insertion>
            <office:change-info>
              <dc:creator>RTheren</dc:creator>
              <dc:date>2019-09-17T16:09:24</dc:date>
            </office:change-info>
          </text:insertion>
        </text:changed-region>
        <text:changed-region xml:id="ct34054016" text:id="ct34054016">
          <text:UnknownChange>
            <office:change-info>
              <dc:creator>RTheren</dc:creator>
              <dc:date>2019-09-17T16:10:13</dc:date>
            </office:change-info>
          </text:UnknownChange>
        </text:changed-region>
        <text:changed-region xml:id="ct34131984" text:id="ct34131984">
          <text:insertion>
            <office:change-info>
              <dc:creator>RTheren</dc:creator>
              <dc:date>2019-09-17T16:09:24</dc:date>
            </office:change-info>
          </text:insertion>
        </text:changed-region>
        <text:changed-region xml:id="ct34180528" text:id="ct34180528">
          <text:UnknownChange>
            <office:change-info>
              <dc:creator>RTheren</dc:creator>
              <dc:date>2019-09-17T16:10:13</dc:date>
            </office:change-info>
          </text:UnknownChange>
        </text:changed-region>
        <text:changed-region xml:id="ct34180816" text:id="ct34180816">
          <text:insertion>
            <office:change-info>
              <dc:creator>Katana Steel</dc:creator>
              <dc:date>2019-09-17T13:31: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LWDW <text:s/>- </text:span><text:span text:style-name="T2">188 <text:s text:c="2"/></text:span></text:p>
      <text:p text:style-name="P1"><text:span text:style-name="T8">Colour key - </text:span><text:span text:style-name="T9">Venn</text:span><text:span text:style-name="T8"> </text:span><text:span text:style-name="T13">Pedro </text:span><text:span text:style-name="T3">Jill</text:span></text:p>
      <text:p text:style-name="P2"/>
      <text:p text:style-name="P1"><text:span text:style-name="T8">The Jill</text:span></text:p>
      <text:p text:style-name="P1"><text:a xlink:type="simple" xlink:href="https://meet.jit.si/jordan9000#config.disableAP=true&amp;config.disableAEC=true&amp;config.disableAGC=true" text:style-name="ListLabel_20_109" text:visited-style-name="ListLabel_20_109"><text:span text:style-name="T16">https://meet.jit.si/jordan9000#config.disableAP=true&amp;config.disableAEC=true&amp;config.disableAGC=true</text:span></text:a></text:p>
      <text:p text:style-name="P3"/>
      <text:p text:style-name="P1"><text:span text:style-name="T8">The Pedro </text:span></text:p>
      <text:p text:style-name="P1"><text:a xlink:type="simple" xlink:href="https://meet.jit.si/pedro9000#config.disableAP=true&amp;config.disableAEC=true&amp;config.disableAGC=true" text:style-name="ListLabel_20_109" text:visited-style-name="ListLabel_20_109"><text:span text:style-name="T16">https://meet.jit.si/pedro9000#config.disableAP=true&amp;config.disableAEC=true&amp;config.disableAGC=true</text:span></text:a></text:p>
      <text:p text:style-name="P2"/>
      <text:p text:style-name="P1"><draw:rect text:anchor-type="as-char" style:rel-width="100%" draw:z-index="0" draw:style-name="gr1" draw:text-style-name="P21"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1" svg:width="0.0012in" svg:height="0.0213in"><text:p/></draw:rect></text:p>
      <text:p text:style-name="P1"><text:span text:style-name="T4">Patreons:</text:span><text:span text:style-name="T19"> Post story suggestions </text:span><text:span text:style-name="T20">HAR</text:span><text:span text:style-name="T21">!</text:span></text:p>
      <text:p text:style-name="P1"/>
      <text:p text:style-name="P1"><text:span text:style-name="T8">1.</text:span><text:change-start text:change-id="ct34183600"/><text:span text:style-name="T8"> Ubuntu 19.10 will boot faster: (RTheren)<text:line-break/></text:span>smackerelofopinion.blogspot.com/2019/09/boot-speed-improvements-for-ubuntu-1910.html<text:tab/><text:change-end text:change-id="ct34183600"/></text:p>
      <text:p text:style-name="P1"><text:span text:style-name="T8">2.</text:span><text:change-start text:change-id="ct34045904"/><text:span text:style-name="T8"> Pulseaudio 13.0 (RTheren)</text:span></text:p>
      <text:p text:style-name="P1"><text:span text:style-name="T8"><text:tab/></text:span><text:a xlink:type="simple" xlink:href="http://www.freedesktop.org/wiki/Software/PulseAudio/Notes/13.0/" text:style-name="ListLabel_20_110" text:visited-style-name="ListLabel_20_110">www.freedesktop.org/wiki/Software/PulseAudio/Notes/13.0/</text:a></text:p>
      <text:p text:style-name="P1"><text:soft-page-break/><text:tab/>Added support for Dolby TrueHD and DTS-HD Master Audio</text:p>
      <text:p text:style-name="P5">Improved initial card profile selection for ALSA cards</text:p>
      <text:p text:style-name="P5"><text:change-start text:change-id="ct34110096"/>Added support for some SteelSeries Arctis 5 USB headset<text:change-end text:change-id="ct34045904"/><text:change-end text:change-id="ct34110096"/></text:p>
      <text:p text:style-name="P1"><text:span text:style-name="T8">3.</text:span><text:change-start text:change-id="ct34170912"/><text:span text:style-name="T8"> Another Intel vulnerability (netcat) (RTheren)</text:span></text:p>
      <text:p text:style-name="P1"><text:span text:style-name="T8"><text:tab/></text:span>www.vusec.net/projects/netcat/<text:change-end text:change-id="ct34170912"/></text:p>
      <text:p text:style-name="P1"><text:span text:style-name="T8">4.</text:span><text:change-start text:change-id="ct34184320"/><text:span text:style-name="T8"> Microsoft works on linux version of Microsoft Teams chat application: (RTheren)</text:span></text:p>
      <text:p text:style-name="P1"><text:span text:style-name="T22">microsoftteams.uservoice.com/forums/555103-public/suggestions/16911565-linux-client</text:span><text:change-end text:change-id="ct34184320"/></text:p>
      <text:p text:style-name="P1"><text:span text:style-name="T8">5.</text:span><text:change-start text:change-id="ct34803056"/><text:span text:style-name="T8"> New Linux ransomware (RTheren):</text:span></text:p>
      <text:p text:style-name="P1"><text:span text:style-name="T8"><text:tab/></text:span><text:a xlink:type="simple" xlink:href="http://www.zdnet.com/article/thousands-of-servers-infected-with-new-lilocked-lilu-ransomware/" text:style-name="ListLabel_20_110" text:visited-style-name="ListLabel_20_110">www.zdnet.com/article/thousands-of-servers-infected-with-new-lilocked-lilu-ransomware/</text:a></text:p>
      <text:p text:style-name="P1"><text:tab/>A thread on a Russian-speaking forum puts forward the theory that crooks might be targeting systems running outdated Exim (email) software. It also mentions that the ransomware managed to get root access to servers by unknown means.</text:p>
      <text:p text:style-name="P1">6. Root File-System Support Over SMB Protocol (RTheren):</text:p>
      <text:p text:style-name="P5"><text:a xlink:type="simple" xlink:href="http://www.phoronix.com/scan.php?page=news_item&amp;px=Linux-SMB-CIFS-Root-File-System" text:style-name="ListLabel_20_110" text:visited-style-name="ListLabel_20_110">www.phoronix.com/scan.php?page=news_item&amp;px=Linux-SMB-CIFS-Root-File-System</text:a></text:p>
      <text:p text:style-name="P5"><text:change-start text:change-id="ct34914640"/>Will be probably added in kernel 5.4<text:change-end text:change-id="ct34803056"/><text:change-end text:change-id="ct34914640"/></text:p>
      <text:p text:style-name="P1"><text:change-start text:change-id="ct34094240"/><text:span text:style-name="T8">7. For stallman </text:span><text:change-end text:change-id="ct34094240"/><text:change-start text:change-id="ct34924816"/><text:a xlink:type="simple" xlink:href="https://www.fsf.org/news/richard-m-stallman-resigns" text:style-name="ListLabel_20_109" text:visited-style-name="ListLabel_20_109"><text:span text:style-name="T16">https://www.fsf.org/news/richard-m-stallman-resigns</text:span></text:a></text:p>
      <text:p text:style-name="P6"><text:change-start text:change-id="ct34110320"/><text:span text:style-name="T8">8. Oracle builds Pi (RTheren)</text:span><text:change-end text:change-id="ct34924816"/><text:change-end text:change-id="ct34110320"/><text:change-start text:change-id="ct34250656"/><text:change-start text:change-id="ct34054608"/><text:span text:style-name="T8"><text:line-break/></text:span><text:change-end text:change-id="ct34250656"/><text:change-end text:change-id="ct34054608"/><text:change-start text:change-id="ct34053568"/><text:change-start text:change-id="ct34054016"/><text:span text:style-name="T8"><text:tab/></text:span><text:change-end text:change-id="ct34053568"/><text:change-end text:change-id="ct34054016"/><text:change-start text:change-id="ct34131984"/><text:change-start text:change-id="ct34180528"/> www.omgubuntu.co.uk/2019/09/raspberry-pi-supercomputer-oracle<text:change-end text:change-id="ct34131984"/><text:change-end text:change-id="ct34180528"/><text:change-start text:change-id="ct34180816"/></text:p>
      <text:p text:style-name="P1"><text:change-end text:change-id="ct34180816"/><draw:rect text:anchor-type="as-char" style:rel-width="100%" draw:z-index="2" draw:style-name="gr1" draw:text-style-name="P21" svg:width="0.0012in" svg:height="0.0213in"><text:p/></draw:rect></text:p>
      <text:p text:style-name="P1"><text:span text:style-name="T8">What we’re up to :</text:span></text:p>
      <text:p text:style-name="P1"><text:span text:style-name="T8">V - I spent a day getting Twitch integration setup and filling out reams of paperwork needed for the affiliate onboarding. Watched Pedro cheer for bits, worth it.</text:span></text:p>
      <text:p text:style-name="P1"><text:span text:style-name="T8">J - Had a great time on Big Daddy Linux Live European Edition last Saturday, and am so looking forward to being interviewed on Beery Good Entertainment this Saturday with 2 of my favorite podcasters, our very own Linda Teppler S0rceress0 in chat and Lola Lariscy!</text:span></text:p>
      <text:p text:style-name="P1"><text:span text:style-name="T8">P - </text:span></text:p>
      <text:p text:style-name="Standard"><draw:rect text:anchor-type="as-char" style:rel-width="100%" draw:z-index="3" draw:style-name="gr1" draw:text-style-name="P21" svg:width="0.0012in" svg:height="0.0213in"><text:p/></draw:rect></text:p>
      <text:p text:style-name="Standard"><text:soft-page-break/>News</text:p>
      <text:p text:style-name="Standard"/>
      <text:p text:style-name="Standard"><text:span text:style-name="T10">Linux 5.3</text:span></text:p>
      <text:p text:style-name="Standard"><text:a xlink:type="simple" xlink:href="https://kernelnewbies.org/Linux_5.3" text:style-name="ListLabel_20_111" text:visited-style-name="ListLabel_20_111"><text:span text:style-name="T17">https://kernelnewbies.org/Linux_5.3</text:span></text:a></text:p>
      <text:list xml:id="list4174821746" text:style-name="WWNum4">
        <text:list-item>
          <text:p text:style-name="P7"><text:span text:style-name="T10">It includes support for AMD Navi GPUs.</text:span></text:p>
        </text:list-item>
        <text:list-item>
          <text:p text:style-name="P7"><text:span text:style-name="T10">Support is not exactly baked according to the reports of freezing, bad idle temps and the like. </text:span></text:p>
        </text:list-item>
        <text:list-item>
          <text:p text:style-name="P7"><text:span text:style-name="T5">Also added more support for ARM SoCs, including from MediaTek and Amlogic.</text:span></text:p>
        </text:list-item>
        <text:list-item>
          <text:p text:style-name="P7"><text:span text:style-name="T5">Added support for the audio Conexant CX2072X Codec driver.</text:span></text:p>
        </text:list-item>
        <text:list-item>
          <text:p text:style-name="P7"><text:span text:style-name="T5">16 millions of new IPv4 addresses in the 0.0.0.0/8 range are now available.</text:span></text:p>
        </text:list-item>
      </text:list>
      <text:p text:style-name="Standard"/>
      <text:p text:style-name="Standard"><text:span text:style-name="T3">Acer joins the LVFS</text:span><text:span text:style-name="T8"> </text:span>(Rtheren)</text:p>
      <text:p text:style-name="Standard"><text:a xlink:type="simple" xlink:href="https://blogs.gnome.org/hughsie/2019/09/11/please-welcome-acer-to-the-lvfs/" text:style-name="ListLabel_20_111" text:visited-style-name="ListLabel_20_111"><text:span text:style-name="T17">https://blogs.gnome.org/hughsie/2019/09/11/please-welcome-acer-to-the-lvfs/</text:span></text:a></text:p>
      <text:list xml:id="list2881102015" text:style-name="WWNum5">
        <text:list-item>
          <text:p text:style-name="P8"><text:span text:style-name="T10">I like this new future where updating firmware from Linux is ya know, possible. </text:span></text:p>
        </text:list-item>
        <text:list-item>
          <text:p text:style-name="P8"><text:span text:style-name="T5">Thanks to the great work of Richard Hughes, Acer joins the Linux Vender Firmware Service.</text:span></text:p>
        </text:list-item>
        <text:list-item>
          <text:p text:style-name="P8"><text:span text:style-name="T5">The Acer Aspire A315 firmware is now available, with more models to follow soon!</text:span></text:p>
        </text:list-item>
        <text:list-item>
          <text:p text:style-name="P8"><text:span text:style-name="T5">Yeh, this is an exciting time to be on Linux. <text:s/>Never thought this would happen just a few years ago.</text:span></text:p>
        </text:list-item>
        <text:list-item>
          <text:p text:style-name="P8"><text:span text:style-name="T14">Considering Acer is king among the Cheap Laptop crowd, this is a very good thing to have.</text:span></text:p>
        </text:list-item>
      </text:list>
      <text:p text:style-name="Standard"/>
      <text:p text:style-name="Standard"><text:span text:style-name="T3">Huawei Linux laptops</text:span></text:p>
      <text:p text:style-name="Standard"><text:a xlink:type="simple" xlink:href="https://www.techrepublic.com/article/huawei-selling-matebook-laptops-with-linux-preinstalled-to-consumers-in-china/" text:style-name="ListLabel_20_111" text:visited-style-name="ListLabel_20_111"><text:span text:style-name="T17">https://www.techrepublic.com/article/huawei-selling-matebook-laptops-with-linux-preinstalled-to-consumers-in-china/</text:span></text:a></text:p>
      <text:list xml:id="list1399162388" text:style-name="WWNum10">
        <text:list-item>
          <text:p text:style-name="P9"><text:span text:style-name="T5">Huawei is now selling the Matebook 13, Matebook 14, and Matebook X Pro at VMALL, Huawei's ecommerce marketplace in China, with Deepin Linux preinstalled.</text:span></text:p>
        </text:list-item>
        <text:list-item>
          <text:p text:style-name="P9"><text:soft-page-break/><text:span text:style-name="T5">Despite concerns of Huawei stopping production on the PC OEM market because of US sanctions.</text:span></text:p>
        </text:list-item>
        <text:list-item>
          <text:p text:style-name="P9"><text:span text:style-name="T5">I think the trade blacklisting of Huawei by the US government will be good for the development of Linux on their laptops, because they may lose their Microsoft Windows licenses, thus making Deepin Linux that much better.</text:span></text:p>
        </text:list-item>
        <text:list-item>
          <text:p text:style-name="P9"><text:span text:style-name="T14">Huawei using Deepin… If there was ever a reason to scrutinize the Deepin code, this is the one!</text:span></text:p>
        </text:list-item>
        <text:list-item>
          <text:p text:style-name="P9"><text:span text:style-name="T14">Also, making the laptop work with Deepin (Debian) will ensure it works with everything on the Linux side - Thanks SteamOS!</text:span></text:p>
        </text:list-item>
      </text:list>
      <text:p text:style-name="Standard"/>
      <text:p text:style-name="Standard"><text:span text:style-name="T13">Mate Optimus </text:span></text:p>
      <text:p text:style-name="Standard"><text:a xlink:type="simple" xlink:href="https://github.com/ubuntu-mate/mate-optimus" text:style-name="ListLabel_20_111" text:visited-style-name="ListLabel_20_111"><text:span text:style-name="T17">https://github.com/ubuntu-mate/mate-optimus</text:span></text:a></text:p>
      <text:list xml:id="list958074587" text:style-name="WWNum3">
        <text:list-item>
          <text:p text:style-name="P10"><text:span text:style-name="T14">This is basically what you want if you have an optimus laptop or are insane enough to get one of those NVidia mining cards working on desktop.</text:span></text:p>
        </text:list-item>
        <text:list-item>
          <text:p text:style-name="P10"><text:span text:style-name="T14">The big improvement with the latest version(s) is the ability to do bumblebee style, what they label as On-Demand, to keep the Nvidia card powered but only use it for the heavy stuff.</text:span></text:p>
        </text:list-item>
        <text:list-item>
          <text:p text:style-name="P10"><text:span text:style-name="T14">While retaining the ability to do the old switching the Nvidia card off entirely or running everything off of it.</text:span></text:p>
        </text:list-item>
        <text:list-item>
          <text:p text:style-name="P10"><text:span text:style-name="T5">Also supports GNOME Shell, XFCE, Budgie and Cinnamon desktops.</text:span></text:p>
        </text:list-item>
        <text:list-item>
          <text:p text:style-name="P10"><text:span text:style-name="T5">Thanks to Martin Wimpress, Wimpy, for all his wonderful work on this!</text:span></text:p>
        </text:list-item>
        <text:list-item>
          <text:p text:style-name="P10"><text:span text:style-name="T5">"The optimus support on Mate 19.10 is amazing, my life has now changed" says Adriaan in our Discord chat.</text:span></text:p>
        </text:list-item>
      </text:list>
      <text:p text:style-name="Standard"/>
      <text:p text:style-name="Standard"><text:span text:style-name="T3">Manjaro 18.1.0</text:span></text:p>
      <text:p text:style-name="Standard"><text:a xlink:type="simple" xlink:href="https://forum.manjaro.org/t/manjaro-18-1-0-juhraya-finally-released/102668" text:style-name="ListLabel_20_111" text:visited-style-name="ListLabel_20_111"><text:span text:style-name="T17">https://forum.manjaro.org/t/manjaro-18-1-0-juhraya-finally-released/102668</text:span></text:a></text:p>
      <text:list xml:id="list1106311089" text:style-name="WWNum11">
        <text:list-item>
          <text:p text:style-name="P11"><text:span text:style-name="T5">Last week we talked about Manjaro becoming a professional project, and now after 6 months of development Manjaro 18.1.0 has been released!</text:span></text:p>
        </text:list-item>
        <text:list-item>
          <text:p text:style-name="P11"><text:span text:style-name="T5">You can choose LibreOffice or SoftMaker’s FreeOffice 2018 during the install. </text:span></text:p>
        </text:list-item>
        <text:list-item>
          <text:p text:style-name="P11"><text:span text:style-name="T5">Manjaro 18.1 now includes support for FlatPak and Snap packages.</text:span></text:p>
        </text:list-item>
        <text:list-item>
          <text:p text:style-name="P11"><text:span text:style-name="T5">The graphical package management tool “fpakman” has a new name “bauh”, now that FlatPack and Snap support are now included.</text:span></text:p>
          <text:list>
            <text:list-item>
              <text:p text:style-name="P19"><text:span text:style-name="T10">Changing the name from fpakman to bauh is WHY? Worthy. </text:span></text:p>
            </text:list-item>
          </text:list>
        </text:list-item>
      </text:list>
      <text:p text:style-name="Standard"><text:soft-page-break/></text:p>
      <text:p text:style-name="Standard"><text:span text:style-name="T13">Fedora 31 Beta</text:span></text:p>
      <text:p text:style-name="Standard"><text:a xlink:type="simple" xlink:href="https://fedoramagazine.org/announcing-the-release-of-fedora-31-beta/" text:style-name="ListLabel_20_111" text:visited-style-name="ListLabel_20_111"><text:span text:style-name="T17">https://fedoramagazine.org/announcing-the-release-of-fedora-31-beta/</text:span></text:a></text:p>
      <text:list xml:id="list1502588321" text:style-name="WWNum6">
        <text:list-item>
          <text:p text:style-name="P12"><text:span text:style-name="T10">RIP i686. </text:span></text:p>
        </text:list-item>
        <text:list-item>
          <text:p text:style-name="P12"><text:span text:style-name="T10">Fedora IOT</text:span></text:p>
        </text:list-item>
        <text:list-item>
          <text:p text:style-name="P12"><text:span text:style-name="T10">XFCE 4.14</text:span></text:p>
        </text:list-item>
        <text:list-item>
          <text:p text:style-name="P12"><text:span text:style-name="T10">Qt Wayland By Default On Gnome.</text:span></text:p>
        </text:list-item>
        <text:list-item>
          <text:p text:style-name="P12"><text:span text:style-name="T10">Firefox Wayland By Default On Gnome</text:span></text:p>
        </text:list-item>
        <text:list-item>
          <text:p text:style-name="P12"><text:span text:style-name="T10">Did I mention GNOME 3.34?</text:span></text:p>
        </text:list-item>
      </text:list>
      <text:p text:style-name="Standard"/>
      <text:p text:style-name="Standard"><text:span text:style-name="T13">Keyboard light </text:span></text:p>
      <text:p text:style-name="Standard"><text:a xlink:type="simple" xlink:href="https://github.com/glats/kbdlight" text:style-name="ListLabel_20_111" text:visited-style-name="ListLabel_20_111"><text:span text:style-name="T17">https://github.com/glats/kbdlight</text:span></text:a></text:p>
      <text:list xml:id="list948719302" text:style-name="WWNum2">
        <text:list-item>
          <text:p text:style-name="P13"><text:span text:style-name="T10">I guess they make backlit keyboard that can only be de-brighted using software. </text:span></text:p>
        </text:list-item>
        <text:list-item>
          <text:p text:style-name="P13"><text:span text:style-name="T14">I like that the dev stuck to the “Do one thing and do it well” philosophy.</text:span></text:p>
        </text:list-item>
        <text:list-item>
          <text:p text:style-name="P13"><text:span text:style-name="T5">The developer, Juan Cuzmar, wrote kbdlight because he didn’t want to use a program with lots of dependencies to do a simple task like controlling brightness on a keyboard.</text:span></text:p>
        </text:list-item>
      </text:list>
      <text:p text:style-name="Standard"/>
      <text:p text:style-name="Standard"><text:span text:style-name="T10">Pine64 smartwatch </text:span></text:p>
      <text:p text:style-name="Standard"><text:a xlink:type="simple" xlink:href="https://liliputing.com/2019/09/pinetime-is-a-25-smartwatch-companion-for-linux-smartphones-work-in-progress-from-pine64.html" text:style-name="ListLabel_20_111" text:visited-style-name="ListLabel_20_111"><text:span text:style-name="T17">https://liliputing.com/2019/09/pinetime-is-a-25-smartwatch-companion-for-linux-smartphones-work-in-progress-from-pine64.html</text:span></text:a></text:p>
      <text:list xml:id="list765557344" text:style-name="WWNum7">
        <text:list-item>
          <text:p text:style-name="P14"><text:span text:style-name="T10">The plan is to take a generic aliexpress smartwatch and shove some Linux in it. </text:span></text:p>
        </text:list-item>
        <text:list-item>
          <text:p text:style-name="P14"><text:span text:style-name="T14">I like that they’re leaving the development up to the community but, at the same time, I hope they at least work on the tools the community will need to get it done.</text:span></text:p>
        </text:list-item>
        <text:list-item>
          <text:p text:style-name="P14"><text:span text:style-name="T5">Yeh, you can live in the Pine64 Linux ecosystem. <text:s/>You can have a Pinebook Pro laptop, PineTab tablet, PinePhone and PineTime watch for all under $500!</text:span></text:p>
        </text:list-item>
      </text:list>
      <text:p text:style-name="P4"><text:soft-page-break/></text:p>
      <text:p text:style-name="Standard"><text:span text:style-name="T23">Stallman steps down (Empty)</text:span></text:p>
      <text:p text:style-name="Standard"><text:a xlink:type="simple" xlink:href="https://www.vice.com/en_us/article/mbm74x/computer-scientist-richard-stallman-resigns-from-mit-over-epstein-comments" text:style-name="ListLabel_20_112" text:visited-style-name="ListLabel_20_112"><text:span text:style-name="T18">https://www.vice.com/en_us/article/mbm74x/computer-down ntist-richard-stallman-resigns-from-mit-over-epstein-comments</text:span></text:a></text:p>
      <text:list xml:id="list1573471801" text:style-name="WWNum12">
        <text:list-item>
          <text:p text:style-name="P15"><text:span text:style-name="T7">Saw this coming . . . especially with pressure from the Linux Twitterverse . . .</text:span></text:p>
        </text:list-item>
        <text:list-item>
          <text:p text:style-name="P15"><text:span text:style-name="T7">Stallman has always been outspoken and this is one of those times he shouldn't have.</text:span></text:p>
        </text:list-item>
        <text:list-item>
          <text:p text:style-name="P15"><text:span text:style-name="T7">I think we are not done hearing about this and the story will continue to unfold.</text:span></text:p>
        </text:list-item>
        <text:list-item>
          <text:p text:style-name="P15"><text:span text:style-name="T7">Linux, the GNU and Open Source software would not be where it is today if it wasn’t for the tenacity of Stallman sticking to his beliefs.</text:span></text:p>
        </text:list-item>
        <text:list-item>
          <text:p text:style-name="P15"><text:span text:style-name="T12">I would encourage everyone to </text:span><text:a xlink:type="simple" xlink:href="https://assets.documentcloud.org/documents/6405929/09132019142056-0001.pdf" text:style-name="ListLabel_20_112" text:visited-style-name="ListLabel_20_112"><text:span text:style-name="T18">read the thread</text:span></text:a><text:span text:style-name="T12"> to completion. </text:span></text:p>
        </text:list-item>
        <text:list-item>
          <text:p text:style-name="P15"><text:span text:style-name="T10">This has turned into a drama shite show.</text:span></text:p>
        </text:list-item>
      </text:list>
      <text:p text:style-name="Standard"/>
      <text:p text:style-name="Standard"><text:span text:style-name="T10">Open sourcing msvcs</text:span></text:p>
      <text:p text:style-name="Standard"><text:a xlink:type="simple" xlink:href="https://devblogs.microsoft.com/cppblog/open-sourcing-msvcs-stl/" text:style-name="ListLabel_20_111" text:visited-style-name="ListLabel_20_111"><text:span text:style-name="T17">https://devblogs.microsoft.com/cppblog/open-sourcing-msvcs-stl/</text:span></text:a></text:p>
      <text:list xml:id="list194940928" text:style-name="WWNum8">
        <text:list-item>
          <text:p text:style-name="P16"><text:span text:style-name="T10">The burning question on the minds of all business professionals </text:span><text:span text:style-name="T24">“will this help play video games?” </text:span></text:p>
        </text:list-item>
        <text:list-item>
          <text:p text:style-name="P16"><text:span text:style-name="T10">Apache License v2.0 with LLVM Exceptions.</text:span></text:p>
        </text:list-item>
        <text:list-item>
          <text:p text:style-name="P16"><text:span text:style-name="T10">MSVC’s STL isn’t merging with libc++.</text:span></text:p>
        </text:list-item>
      </text:list>
      <text:p text:style-name="Standard"><draw:rect text:anchor-type="as-char" style:rel-width="100%" draw:z-index="4" draw:style-name="gr1" draw:text-style-name="P21" svg:width="0.0012in" svg:height="0.0213in"><text:p/></draw:rect></text:p>
      <text:p text:style-name="Standard">Plugs</text:p>
      <text:p text:style-name="Standard"/>
      <text:p text:style-name="Standard">Might be a new shirt. </text:p>
      <text:p text:style-name="Standard">Podcasting on Linux video.</text:p>
      <text:p text:style-name="Standard">OBSing on Linux incoming. </text:p>
      <text:p text:style-name="Standard"><text:soft-page-break/><draw:rect text:anchor-type="as-char" style:rel-width="100%" draw:z-index="5" draw:style-name="gr1" draw:text-style-name="P21" svg:width="0.0012in" svg:height="0.0213in"><text:p/></draw:rect></text:p>
      <text:p text:style-name="Standard">Slice of Pi</text:p>
      <text:p text:style-name="Standard"/>
      <text:p text:style-name="Standard"><text:span text:style-name="T13">X86 Pi </text:span></text:p>
      <text:p text:style-name="Standard"><text:a xlink:type="simple" xlink:href="https://www.cnx-software.com/2019/09/11/rock-pi-x-low-cost-intel-sbc/" text:style-name="ListLabel_20_111" text:visited-style-name="ListLabel_20_111"><text:span text:style-name="T17">https://www.cnx-software.com/2019/09/11/rock-pi-x-low-cost-intel-sbc/</text:span></text:a></text:p>
      <text:list xml:id="list1829002377" text:style-name="WWNum1">
        <text:list-item>
          <text:p text:style-name="P17"><text:span text:style-name="T10">That’s right in the “pick one up to play with” price range. </text:span></text:p>
        </text:list-item>
        <text:list-item>
          <text:p text:style-name="P17"><text:span text:style-name="T10">Z8300 “Cherry Trail” quad-core processor @ 1.44 GH</text:span></text:p>
        </text:list-item>
        <text:list-item>
          <text:p text:style-name="P17"><text:span text:style-name="T10">1/2/4 Gb RAM</text:span></text:p>
        </text:list-item>
        <text:list-item>
          <text:p text:style-name="P17"><text:span text:style-name="T10">USB 3. </text:span></text:p>
        </text:list-item>
        <text:list-item>
          <text:p text:style-name="P17"><text:span text:style-name="T14">For an x86 pi-like that’s very nice pricing, even with the different RAM offerings.</text:span></text:p>
        </text:list-item>
      </text:list>
      <text:p text:style-name="Standard"/>
      <text:p text:style-name="Standard"><text:span text:style-name="T3">1060 Pi</text:span> (Rtheren)</text:p>
      <text:p text:style-name="Standard"><text:a xlink:type="simple" xlink:href="https://www.servethehome.com/oracle-shows-1060-raspberry-pi-supercomputer-at-oow/" text:style-name="ListLabel_20_111" text:visited-style-name="ListLabel_20_111"><text:span text:style-name="T17">https://www.servethehome.com/oracle-shows-1060-raspberry-pi-supercomputer-at-oow/</text:span></text:a></text:p>
      <text:list xml:id="list2806395316" text:style-name="WWNum9">
        <text:list-item>
          <text:p text:style-name="P18"><text:span text:style-name="T5">The Oracle Raspberry Pi Supercomputer has 1060 Raspberry Pi’s, 49 custom printed Pi holders, 22 network switches, 18 USB power supplies, and lots of wiring.</text:span></text:p>
        </text:list-item>
        <text:list-item>
          <text:p text:style-name="P18"><text:span text:style-name="T5">It is running Oracle Autonomous Linux and Java, of course, and is being used to render selfies at the Oracle OpenWorld event being held in San Francisco today and since Monday of this week, or September 16-19.</text:span></text:p>
        </text:list-item>
        <text:list-item>
          <text:p text:style-name="P18"><text:span text:style-name="T5">This machine, looking a bit TARDIS like, is an amazing proof of concept that was created by Oracle as a way to learn fundamental cluster principles, and just because it's cool!</text:span></text:p>
        </text:list-item>
        <text:list-item>
          <text:p text:style-name="P18"><text:span text:style-name="T10">Pi clusters aren't practical when it comes to performance, but the novelty of supercomputer projects often make the learning experience worthwhile. </text:span></text:p>
        </text:list-item>
        <text:list-item>
          <text:p text:style-name="P18"><text:span text:style-name="T10">It's a demo/ad for "Oracle Autonomous Linux".</text:span></text:p>
        </text:list-item>
        <text:list-item>
          <text:p text:style-name="P18"><text:span text:style-name="T10">If they were selling this It would cost ten times as much as any competitor, and requires you to sign a 10-year maintenance agreement… that covers nothing.</text:span></text:p>
        </text:list-item>
        <text:list-item>
          <text:p text:style-name="P18"><text:span text:style-name="T10">Disclaimer: I may have dealt with Oracle in the past. </text:span></text:p>
        </text:list-item>
      </text:list>
      <text:p text:style-name="Standard"/>
      <text:p text:style-name="Standard"><text:soft-page-break/><draw:rect text:anchor-type="as-char" style:rel-width="100%" draw:z-index="6" draw:style-name="gr1" draw:text-style-name="P21" svg:width="0.0012in" svg:height="0.0213in"><text:p/></draw:rect></text:p>
      <text:p text:style-name="Standard">Feedback</text:p>
      <text:p text:style-name="Standard"/>
      <text:p text:style-name="Standard">Plex</text:p>
      <text:p text:style-name="Standard"><text:a xlink:type="simple" xlink:href="https://linuxgamecast.com/bradley/?i9gGPYG" text:style-name="ListLabel_20_111" text:visited-style-name="ListLabel_20_111"><text:span text:style-name="T17">https://linuxgamecast.com/bradley/?i9gGPYG</text:span></text:a></text:p>
      <text:p text:style-name="Standard"/>
      <text:p text:style-name="Standard">Nikon hack </text:p>
      <text:p text:style-name="Standard"><text:a xlink:type="simple" xlink:href="https://linuxgamecast.com/bradley/?KpSUeEf" text:style-name="ListLabel_20_111" text:visited-style-name="ListLabel_20_111"><text:span text:style-name="T17">https://linuxgamecast.com/bradley/?KpSUeE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style style:name="ListLabel_20_111" style:display-name="ListLabel 111" style:family="text">
      <style:text-properties fo:color="#1155cc" style:text-underline-style="solid" style:text-underline-width="auto" style:text-underline-color="font-color"/>
    </style:style>
    <style:style style:name="ListLabel_20_112" style:display-name="ListLabel 112" style:family="text">
      <style:text-properties fo:color="#1155cc" style:text-line-through-style="solid" style:text-line-through-type="single"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4" meta:word-count="1279" meta:character-count="8669" meta:non-whitespace-character-count="7540"/>
    <meta:generator>LibreOfficeDev/6.0.5.2$Linux_X86_64 LibreOffice_project/</meta:generator>
  </office:meta>
</office:document-meta>
</file>